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3.473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5cm" fo:margin-bottom="0cm" style:writing-mode="lr-tb"/>
    </style:style>
    <style:style style:name="P9" style:family="paragraph">
      <style:paragraph-properties style:writing-mode="lr-tb"/>
      <style:text-properties fo:color="#000000" loext:opacity="100%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b4c7dc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ff8000" loext:opacity="100%"/>
    </style:style>
    <style:style style:name="T6" style:family="text">
      <style:text-properties fo:color="#00a9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resentation week (27.06-04.07)</text:p>
          </draw:text-box>
        </draw:frame>
        <draw:frame presentation:style-name="pr2" draw:text-style-name="P4" draw:layer="layout" svg:width="25.199cm" svg:height="9.134cm" svg:x="1.4cm" svg:y="3.685cm" presentation:class="subtitle">
          <draw:text-box>
            <text:p text:style-name="P2">-python code documentation</text:p>
            <text:p text:style-name="P2">-soldering pcb board rondel</text:p>
            <text:p text:style-name="P3"><text:span text:style-name="T1">-</text:span>display</text:p>
            <text:p text:style-name="P2">-test food safe material</text:p>
            <text:p text:style-name="P3">-startposition hopper lever</text:p>
            <text:p text:style-name="P3"><text:span text:style-name="T1">-</text:span>ramp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python code documenation<text:line-break/>@Marku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hecked comments in code</text:p>
              </text:list-item>
              <text:list-item>
                <text:p>reworked markdown readme</text:p>
              </text:list-item>
              <text:list-item>
                <text:p>added some simple graphic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oldering pcb board rondel<text:line-break/>@Marku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finished pcb board rond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isplay<text:line-break/>@David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display mount prin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test food safe materials<text:line-break/>@David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est the food safety of the fila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ramp function<text:line-break/>@Kamilloo</text:p>
          </draw:text-box>
        </draw:frame>
        <draw:frame presentation:style-name="pr5" draw:text-style-name="P1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>test c code ramp function on hardwar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tartposition hopper lever<text:line-break/>@Kamillo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ork on recognizing the correct startposition through measuring power consump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dea 1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reate a hole for some weights in the lev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" draw:layer="layout" svg:width="25.199cm" svg:height="2.629cm" svg:x="1.5cm" svg:y="0.628cm" presentation:class="title" presentation:user-transformed="true">
          <draw:text-box>
            <text:p>Idea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6">let the pi reconnect to the tiny.</text:p>
              </text:list-item>
              <text:list-item>
                <text:p text:style-name="P6">problem: after the tinys are identified, a tiny connection can’t be reestablished without reseting the tiny.</text:p>
              </text:list-item>
              <text:list-item>
                <text:p text:style-name="P6"><text:span text:style-name="T2">allow the pi to reestablish a tiny connection without manually reseting the tinyhe tin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dea 3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6">question: should we add error handling to the pi when a communication error occurs?</text:p>
              </text:list-item>
              <text:list-item>
                <text:p text:style-name="P6">the tiny sends an error signal to the pi but the pi doesn’t use it in any way.</text:p>
              </text:list-item>
              <text:list-item>
                <text:p text:style-name="P6">but so far no significant communication errors have occured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ult of last weeks planning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color coded progress of a plan:</text:span></text:p>
              </text:list-header>
              <text:list-item>
                <text:p><text:span text:style-name="T4">not done</text:span></text:p>
              </text:list-item>
              <text:list-item>
                <text:p><text:span text:style-name="T5">progress</text:span></text:p>
              </text:list-item>
              <text:list-item>
                <text:p><text:span text:style-name="T6">finish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lans last week part 1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adding display to the machine <text:s text:c="2"/></text:span><text:span text:style-name="T3">@David</text:span></text:p>
              </text:list-item>
              <text:list-item>
                <text:p text:style-name="P6"><text:span text:style-name="T6">soldering rondell pcb board</text:span><text:span text:style-name="T5"> </text:span><text:span text:style-name="T6"><text:s text:c="2"/></text:span><text:span text:style-name="T3">@Markus</text:span></text:p>
              </text:list-item>
              <text:list-item>
                <text:p text:style-name="P6"><text:span text:style-name="T4">rewiring and connecting pcb boards</text:span></text:p>
              </text:list-item>
              <text:list-item>
                <text:p text:style-name="P6"><text:span text:style-name="T4">print food safe materials <text:s text:c="2"/></text:span><text:span text:style-name="T3">@David</text:span></text:p>
              </text:list-item>
              <text:list-item>
                <text:p text:style-name="P6"><text:span text:style-name="T4">test scale value accurac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lans last week part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test c code (ramp-function) <text:s text:c="2"/></text:span><text:span text:style-name="T3">@Kamilloo</text:span></text:p>
              </text:list-item>
              <text:list-item>
                <text:p text:style-name="P6"><text:span text:style-name="T5">write python documentation</text:span><text:span text:style-name="T6"> <text:s text:c="2"/></text:span><text:span text:style-name="T3">@Markus</text:span></text:p>
              </text:list-item>
              <text:list-item>
                <text:p text:style-name="P6"><text:span text:style-name="T6">test food safe filament <text:s text:c="2"/></text:span><text:span text:style-name="T3">@Davi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lans next week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3">rewiring and connecting pcb boards</text:span></text:p>
              </text:list-item>
              <text:list-item>
                <text:p text:style-name="P8"><text:span text:style-name="T3">print food safe materials <text:s text:c="2"/>@David</text:span></text:p>
              </text:list-item>
              <text:list-item>
                <text:p text:style-name="P8"><text:span text:style-name="T3">test scale value accuracy</text:span></text:p>
              </text:list-item>
              <text:list-item>
                <text:p text:style-name="P8"><text:span text:style-name="T3">adding display to the machine <text:s text:c="2"/>@Davi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feedback le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larify which user story is part of a problem</text:p>
              </text:list-item>
              <text:list-item>
                <text:p>focus on the user story 60 seconds to drink</text:p>
              </text:list-item>
              <text:list-item>
                <text:p>prioritize having the machine in a running st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3T08:20:24.913000000</meta:creation-date>
    <dc:date>2023-07-04T14:45:34.731000000</dc:date>
    <meta:editing-duration>PT48M37S</meta:editing-duration>
    <meta:editing-cycles>7</meta:editing-cycles>
    <meta:generator>LibreOffice/7.2.6.2$Windows_X86_64 LibreOffice_project/b0ec3a565991f7569a5a7f5d24fed7f52653d754</meta:generator>
    <meta:document-statistic meta:object-count="81"/>
  </office:meta>
</office:document-meta>
</file>